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82cm" fo:margin-left="-0.069cm" fo:margin-right="-0.012cm" table:align="margins"/>
    </style:style>
    <style:style style:name="Tabelle1.A" style:family="table-column">
      <style:table-column-properties style:column-width="11.06cm" style:rel-column-width="42431*"/>
    </style:style>
    <style:style style:name="Tabelle1.B" style:family="table-column">
      <style:table-column-properties style:column-width="6.022cm" style:rel-column-width="23104*"/>
    </style:style>
    <style:style style:name="Tabelle1.A1" style:family="table-cell">
      <style:table-cell-properties fo:padding="0.097cm" fo:border="none"/>
    </style:style>
    <style:style style:name="P1" style:family="paragraph" style:parent-style-name="Standard">
      <style:text-properties style:font-name="Verdana"/>
    </style:style>
    <style:style style:name="P2" style:family="paragraph" style:parent-style-name="Standard">
      <style:text-properties style:font-name="Verdana" fo:font-size="24pt" style:font-size-asian="24pt" style:font-size-complex="24pt"/>
    </style:style>
    <style:style style:name="P3" style:family="paragraph" style:parent-style-name="Standard">
      <style:paragraph-properties fo:margin-left="0cm" fo:margin-right="0cm" fo:text-indent="-0.079cm" style:auto-text-indent="false">
        <style:tab-stops/>
      </style:paragraph-properties>
      <style:text-properties style:font-name="Verdana" fo:font-size="28pt" style:font-size-asian="28pt" style:font-size-complex="28pt"/>
    </style:style>
    <style:style style:name="P4" style:family="paragraph" style:parent-style-name="Table_20_Contents">
      <style:paragraph-properties fo:text-align="end" style:justify-single-word="false"/>
      <style:text-properties style:font-name="Verdana"/>
    </style:style>
    <style:style style:name="P5"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style:style style:name="P6" style:family="paragraph" style:parent-style-name="Standard">
      <style:paragraph-properties fo:background-color="transparent">
        <style:tab-stops>
          <style:tab-stop style:position="10.821cm"/>
        </style:tab-stops>
        <style:background-image/>
      </style:paragraph-properties>
      <style:text-properties style:font-name="Verdana" fo:font-size="12pt" fo:font-style="normal" style:font-size-asian="12pt" style:font-style-asian="normal" style:font-size-complex="12pt" style:font-style-complex="normal"/>
    </style:style>
    <style:style style:name="P7"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2pt" fo:letter-spacing="normal" fo:font-style="normal" fo:font-weight="normal"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Entwicklungsprojekt interaktive Systeme </text:p>
            <text:p text:style-name="P1">Sommersemester 2015</text:p>
          </table:table-cell>
          <table:table-cell table:style-name="Tabelle1.A1" office:value-type="string">
            <text:p text:style-name="P4">Hendrik Bode</text:p>
            <text:p text:style-name="P4">Luca Zeitzen</text:p>
          </table:table-cell>
        </table:table-row>
      </table:table>
      <text:p text:style-name="P2"/>
      <text:p text:style-name="P3">Alleinstellungsmerkmal</text:p>
      <text:p text:style-name="P1">Alleinstellungsmerkmal im Vergleich zu anderer kollaborativer Software.</text:p>
      <text:p text:style-name="P1"/>
      <text:p text:style-name="P1"/>
      <text:p text:style-name="P5">Reading only!</text:p>
      <text:p text:style-name="P6">Während der Marktanalyse zum Thema Related-Works ist aufgefallen, dass jede kollaborative Software erlaubt Dokumente zu lesen <text:span text:style-name="T1">und </text:span><text:span text:style-name="T2">zu bearbeiten. Aus Konsistenzgründen ist es bei unserer Anwendung jedoch wichtig, dass die gemeinsamen Lern-Dokumente eben nicht bearbeitet werden können. Beispielsweise werden die Textabschnittsfragen zwar zusätzlich in einem gesonderten Katalog gespeichert, der Abschnitt um den es geht sollte dennoch noch vorhanden sein. </text:span></text:p>
      <text:p text:style-name="P6"><text:span text:style-name="T2">Damit sich diese Einschränkung nicht zu statisch anfühlt erweitern wir die Anwendung mit asynchronen Elementen, die von jedem eingesehen und frei bearbeitet werden können. Dazu gehören der erwähnte Fragenkatalog und Notizen zu einzelnen Dokumente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0T17:27:33.06</meta:creation-date>
    <dc:date>2015-04-27T14:33:46.87</dc:date>
    <meta:editing-duration>PT10H43M14S</meta:editing-duration>
    <meta:editing-cycles>9</meta:editing-cycles>
    <meta:generator>OpenOffice/4.1.1$Win32 OpenOffice.org_project/411m6$Build-9775</meta:generator>
    <dc:creator>Hendrik  Bode</dc:creator>
    <meta:document-statistic meta:table-count="1" meta:image-count="0" meta:object-count="0" meta:page-count="1" meta:paragraph-count="9" meta:word-count="112" meta:character-count="892"/>
  </office:meta>
</office:document-meta>
</file>